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09a" officeooo:paragraph-rsid="00164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able version of the smartsql</text:p>
      <text:p text:style-name="P1"><text:s/>Sorry for inconvenience. I have uploaded the smartsql in the google cloud platform however the requirement of the project (the versions of the software that I have used) can not be satisfied there. Smartsql could not be hosted. I have attached the screenshot of the errors while smartsql has been being host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58:18.855756435</meta:creation-date>
    <dc:date>2019-05-31T10:01:57.627398845</dc:date>
    <meta:editing-duration>PT3M39S</meta:editing-duration>
    <meta:editing-cycles>1</meta:editing-cycles>
    <meta:document-statistic meta:table-count="0" meta:image-count="0" meta:object-count="0" meta:page-count="1" meta:paragraph-count="2" meta:word-count="57" meta:character-count="346" meta:non-whitespace-character-count="289"/>
    <meta:generator>LibreOffice/6.0.7.3$Linux_X86_64 LibreOffice_project/00m0$Build-3</meta:generator>
  </office:meta>
</office:document-meta>
</file>